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svg:font-family="Courier" style:font-family-generic="roman"/>
    <style:font-face style:name="Times New Roman1" svg:font-family="'Times New Roman'" style:font-family-generic="roman"/>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0" fo:widows="0" fo:text-indent="0in" style:auto-text-indent="false" style:vertical-align="auto">
        <style:tab-stops>
          <style:tab-stop style:position="3.25in" style:type="center"/>
        </style:tab-stops>
      </style:paragraph-properties>
    </style:style>
    <style:style style:name="P2" style:family="paragraph" style:parent-style-name="Salmon_20_MC">
      <style:text-properties style:text-underline-style="solid" style:text-underline-width="auto" style:text-underline-color="font-color" fo:font-weight="bold" style:font-weight-asian="bold" style:font-weight-complex="bold"/>
    </style:style>
    <style:style style:name="P3" style:family="paragraph" style:parent-style-name="Standard" style:master-page-name="Standard">
      <style:paragraph-properties fo:margin-left="0in" fo:margin-right="0in" fo:text-align="center" style:justify-single-word="false" fo:orphans="0" fo:widows="0" fo:text-indent="0in" style:auto-text-indent="false" style:page-number="auto" style:vertical-align="auto">
        <style:tab-stops>
          <style:tab-stop style:position="3.25in" style:type="center"/>
        </style:tab-stops>
      </style:paragraph-properties>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P4" style:family="paragraph" style:parent-style-name="Standard">
      <style:paragraph-properties fo:margin-left="0in" fo:margin-right="0in" fo:text-align="center" style:justify-single-word="false" fo:orphans="0" fo:widows="0" fo:text-indent="0in" style:auto-text-indent="false" style:vertical-align="auto">
        <style:tab-stops>
          <style:tab-stop style:position="3.25in" style:type="center"/>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5"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6"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P7"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style>
    <style:style style:name="P8" style:family="paragraph" style:parent-style-name="Standard">
      <style:paragraph-properties fo:margin-left="0.0417in" fo:margin-right="0in" fo:text-align="start" style:justify-single-word="false" fo:orphans="0" fo:widows="0" fo:text-indent="0in" style:auto-text-indent="false" style:vertical-align="auto"/>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P9" style:family="paragraph" style:parent-style-name="Standard" style:list-style-name="WWNum2">
      <style:paragraph-properties fo:margin-left="0.2917in" fo:margin-right="0in" fo:text-align="start" style:justify-single-word="false" fo:orphans="0" fo:widows="0" fo:text-indent="-0.25in" style:auto-text-indent="false" style:vertical-align="auto">
        <style:tab-stops>
          <style:tab-stop style:position="0.2917in"/>
        </style:tab-stops>
      </style:paragraph-properties>
    </style:style>
    <style:style style:name="P10" style:family="paragraph" style:parent-style-name="Standard" style:list-style-name="WWNum2">
      <style:paragraph-properties fo:margin-left="0.2917in" fo:margin-right="0in" fo:text-align="start" style:justify-single-word="false" fo:orphans="0" fo:widows="0" fo:text-indent="-0.25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11" style:family="paragraph" style:parent-style-name="Salmon_20_MC">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12" style:family="paragraph" style:parent-style-name="Salmon_20_MC">
      <style:text-properties style:font-name="Times New Roman1" fo:font-size="11pt" fo:language="en" fo:country="US" fo:font-weight="normal" style:font-size-asian="11pt" style:language-asian="en" style:country-asian="US" style:font-weight-asian="normal" style:font-name-complex="Times New Roman2" style:font-size-complex="11pt" style:language-complex="ar" style:country-complex="SA" style:font-weight-complex="normal"/>
    </style:style>
    <style:style style:name="P13" style:family="paragraph" style:parent-style-name="Salmon_20_MC">
      <style:text-properties style:font-name="Times New Roman1" fo:font-size="11pt" fo:language="en" fo:country="US" style:text-underline-style="none" fo:font-weight="normal" style:font-size-asian="11pt" style:language-asian="en" style:country-asian="US" style:font-weight-asian="normal" style:font-name-complex="Times New Roman2" style:font-size-complex="11pt" style:language-complex="ar" style:country-complex="SA" style:font-weight-complex="normal"/>
    </style:style>
    <style:style style:name="P14" style:family="paragraph" style:parent-style-name="Salmon_20_MC">
      <style:text-properties fo:font-size="11pt" style:font-size-asian="11pt" style:font-size-complex="11pt"/>
    </style:style>
    <style:style style:name="P15" style:family="paragraph" style:parent-style-name="Salmon_20_MC">
      <style:text-properties fo:font-size="11pt" style:text-underline-style="none" fo:font-weight="normal" style:font-size-asian="11pt" style:font-weight-asian="normal" style:font-size-complex="11pt" style:font-weight-complex="normal"/>
    </style:style>
    <style:style style:name="P16" style:family="paragraph" style:parent-style-name="Salmon_20_MC">
      <style:text-properties style:text-underline-style="solid" style:text-underline-width="auto" style:text-underline-color="font-color" fo:font-weight="bold" style:font-weight-asian="bold" style:font-weight-complex="bold"/>
    </style:style>
    <style:style style:name="P17" style:family="paragraph" style:parent-style-name="Salmon_20_MC">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8" style:family="paragraph" style:parent-style-name="Salmon_20_MC">
      <style:text-properties fo:font-style="normal" fo:font-weight="normal" style:font-style-asian="normal" style:font-weight-asian="normal" style:font-style-complex="normal" style:font-weight-complex="normal"/>
    </style:style>
    <style:style style:name="T1" style:family="text">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T2" style:family="text">
      <style:text-properties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T3" style:family="text">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T4" style:family="text">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T5" style:family="text">
      <style:text-properties style:font-name="Times New Roman1" fo:font-size="11pt" fo:language="en" fo:country="US" fo:font-style="italic" style:font-size-asian="11pt" style:language-asian="en" style:country-asian="US" style:font-style-asian="italic" style:font-name-complex="Times New Roman2" style:font-size-complex="11pt" style:language-complex="ar" style:country-complex="SA"/>
    </style:style>
    <style:style style:name="T6" style:family="text">
      <style:text-properties style:font-name="Times New Roman1" fo:font-size="11pt" fo:language="en" fo:country="US" fo:font-style="italic" style:font-size-asian="11pt" style:language-asian="en" style:country-asian="US" style:font-style-asian="italic" style:font-name-complex="Times New Roman2" style:font-size-complex="11pt" style:language-complex="ar" style:country-complex="SA" style:font-weight-complex="bold"/>
    </style:style>
    <style:style style:name="T7" style:family="text">
      <style:text-properties style:font-name="Times New Roman1" fo:font-size="11pt" fo:language="en" fo:country="US" fo:font-style="italic" fo:font-weight="bold" style:font-size-asian="11pt" style:language-asian="en" style:country-asian="US" style:font-style-asian="italic" style:font-weight-asian="bold" style:font-name-complex="Times New Roman2" style:font-size-complex="11pt" style:language-complex="ar" style:country-complex="SA"/>
    </style:style>
    <style:style style:name="T8" style:family="text">
      <style:text-properties style:font-name="Times New Roman1" fo:font-size="11pt" fo:language="en" fo:country="US" fo:font-style="italic" fo:font-weight="bold" style:font-size-asian="11pt" style:language-asian="en" style:country-asian="US" style:font-style-asian="italic" style:font-weight-asian="bold" style:font-name-complex="Times New Roman2" style:font-size-complex="11pt" style:language-complex="ar" style:country-complex="SA" style:font-weight-complex="bold"/>
    </style:style>
    <style:style style:name="T9" style:family="text">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T10" style:family="text">
      <style:text-properties style:font-name="Times New Roman1" fo:font-size="11pt" fo:language="en" fo:country="US" style:text-underline-style="none" fo:font-weight="normal" style:font-size-asian="11pt" style:language-asian="en" style:country-asian="US" style:font-weight-asian="normal" style:font-name-complex="Times New Roman2" style:font-size-complex="11pt" style:language-complex="ar" style:country-complex="SA"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JOR CONCEPTS: UNIT 3 EXAM</text:p>
      <text:p text:style-name="P1"><text:span text:style-name="T4">Chapter 12 Personality </text:span><text:span text:style-name="T2">(If it’s in </text:span><text:span text:style-name="T4">BOLD TYPE</text:span><text:span text:style-name="T2">, then KNOW IT)</text:span></text:p>
      <text:p text:style-name="P4">NOTE: “Compare and contrast” means to define and explain similarities and differences between terms/concepts</text:p>
      <text:p text:style-name="P1"><text:span text:style-name="T1"><text:tab/></text:span><text:span text:style-name="T2">If it’s in </text:span><text:span text:style-name="T6">ITALICS, </text:span><text:span text:style-name="T2">then will only be covered in lecture (not in textbook)</text:span></text:p>
      <text:p text:style-name="P8">Chapter 12</text:p>
      <text:list xml:id="list1658531032" text:style-name="WWNum2">
        <text:list-item>
          <text:p text:style-name="P9"><text:span text:style-name="T1">Define </text:span><text:span text:style-name="T8">personality</text:span><text:span text:style-name="T4">. </text:span><text:span text:style-name="T1">Consider how personality is described and recognize the difference between personality and </text:span><text:span text:style-name="T7">personality traits</text:span><text:span text:style-name="T3"> </text:span><text:span text:style-name="T1">(defined later in the text and notes). </text:span></text:p>
        </text:list-item>
      </text:list>
      <text:p text:style-name="P5"/>
      <text:p text:style-name="Salmon_20_MC"><text:span text:style-name="T9">personality</text:span><text:span text:style-name="T1">: characteristic patterns of thinking, feeling, behaving that people display over time and across situations. personality distinguishes individuals from each other</text:span></text:p>
      <text:p text:style-name="P11"><text:tab/>&gt;&gt; TRAITS: funny, smart, etc. (~18,000 total!!)</text:p>
      <text:p text:style-name="P11"><text:tab/>&gt;&gt; 15-200 core traits make up a person's personality</text:p>
      <text:p text:style-name="P5"/>
      <text:list xml:id="list1248156977" text:continue-numbering="true" text:style-name="WWNum2">
        <text:list-item>
          <text:p text:style-name="P9"><text:span text:style-name="T1">Describe the basic tenets of </text:span><text:span text:style-name="T4">Sigmund Freud’s psychodynamic approach </text:span><text:span text:style-name="T1">in personality development. How do early childhood experiences, unconscious motives and conflicts, and sexual and aggressive urges affect personality development as discussed in lecture? Why did Freud believe aggressive and sexual urges were most important? Describe Freud’s view of </text:span><text:span text:style-name="T7">psychological determinism</text:span><text:span text:style-name="T3">. </text:span><text:span text:style-name="T1">Define </text:span><text:span text:style-name="T3">psychoanalysis. </text:span></text:p>
        </text:list-item>
      </text:list>
      <text:p text:style-name="P12"/>
      <text:p text:style-name="P2"><text:span text:style-name="T1">psychodynamic approach</text:span><text:span text:style-name="T10">: major theory of personality development (focus: understand development of mental illness). tries to psychologically explain every decision a person could make</text:span></text:p>
      <text:p text:style-name="P13"/>
      <text:p text:style-name="P2"><text:span text:style-name="T1">psychoanalysis</text:span><text:span text:style-name="T10">: successful non-medical approach to mental illness. not used because it's expensive and takes a long time. “talk therapy”</text:span></text:p>
      <text:p text:style-name="P13"/>
      <text:p text:style-name="P2"><text:span text:style-name="T1">psychological determinism</text:span><text:span text:style-name="T10">: every single view/thought/feeling has an underlying psychological meaning and can be explained</text:span></text:p>
      <text:p text:style-name="P6"/>
      <text:list xml:id="list1294829993" text:continue-numbering="true" text:style-name="WWNum2">
        <text:list-item>
          <text:p text:style-name="P9"><text:span text:style-name="T1">Compare and contrast </text:span><text:span text:style-name="T4">conscious, preconscious, </text:span><text:span text:style-name="T1">and </text:span><text:span text:style-name="T4">unconscious </text:span><text:span text:style-name="T1">levels of awareness. Which is the most powerful force in personality development? What personality structures from #4 operate at each of these levels?</text:span></text:p>
        </text:list-item>
      </text:list>
      <text:p text:style-name="P5"/>
      <text:p text:style-name="P11">three stages of consciousness!</text:p>
      <text:p text:style-name="P11"/>
      <text:p text:style-name="Salmon_20_MC"><text:span text:style-name="T9">conscious mind</text:span><text:span text:style-name="T1">: any thought/feeling/idea that you're aware of right now. Freud says it's insignificant in terms of personality, mental illness</text:span></text:p>
      <text:p text:style-name="P11"/>
      <text:p text:style-name="Salmon_20_MC"><text:span text:style-name="T9">preconscious</text:span><text:span text:style-name="T1">: memories, etc. anything you can call out of memory into consciousness. Freud says this doesn't matter either</text:span></text:p>
      <text:p text:style-name="P11"/>
      <text:p text:style-name="Salmon_20_MC"><text:span text:style-name="T9">unconscious</text:span><text:span text:style-name="T1">: controls 90% of what we think/feel/do. reason for these is because most of our personality is a combo of biological temperament + early childhood experiences (before 5 yrs old) + sexual/aggressive urges (only major biological instincts that society says to ignore)</text:span></text:p>
      <text:p text:style-name="P5"/>
      <text:list xml:id="list1006646488" text:continue-numbering="true" text:style-name="WWNum2">
        <text:list-item>
          <text:p text:style-name="P9"><text:span text:style-name="T1">Compare and contrast the </text:span><text:span text:style-name="T4">id (</text:span><text:span text:style-name="T8">pleasure principle</text:span><text:span text:style-name="T4">), ego (</text:span><text:span text:style-name="T8">reality principle</text:span><text:span text:style-name="T4">), </text:span><text:span text:style-name="T1">and </text:span><text:span text:style-name="T4">superego (</text:span><text:span text:style-name="T8">ego ideal</text:span><text:span text:style-name="T4">) </text:span><text:span text:style-name="T1">with regard to personality functioning. What is the function of each structure? Consider when each develops and be prepared to identify examples of behaviors relevant to each structure as discussed in lecture. </text:span></text:p>
        </text:list-item>
      </text:list>
      <text:p text:style-name="P5"/>
      <text:p text:style-name="P11">three structures of personality</text:p>
      <text:p text:style-name="P11"/>
      <text:p text:style-name="P11"><text:span text:style-name="T11">id (pleasure principle)</text:span>: entirely unconscious. part of personality that you're born with. houses biological instincts (animalistic part of brain); no morals or conscience. “devil on your shoulder”</text:p>
      <text:p text:style-name="P11"/>
      <text:p text:style-name="P11"><text:span text:style-name="T11">ego (reality principle)</text:span>: product of environmental experiences up to 2 years old. operates at conscious level. governed by rules, main function is to satisfy id in socially acceptable manners</text:p>
      <text:p text:style-name="P11"/>
      <text:p text:style-name="P11"><text:span text:style-name="T11">superego (ego ideal)</text:span>: develops starting around 5 years old. internalized sense of right/wrong learned through childhood experiences. guilt, conscience, morality. “angel on your shoulder”</text:p>
      <text:p text:style-name="P11"><text:soft-page-break/><text:tab/>&gt;&gt; no superego = psychopath</text:p>
      <text:p text:style-name="P11"><text:tab/>&gt;&gt; overdeveloped superego = anxiety, stifling amount of guilt</text:p>
      <text:p text:style-name="P5"/>
      <text:list xml:id="list1468026524" text:continue-numbering="true" text:style-name="WWNum2">
        <text:list-item>
          <text:p text:style-name="P9"><text:span text:style-name="T1">What are </text:span><text:span text:style-name="T4">psychosexual stages </text:span><text:span text:style-name="T1">(you do NOT need to know the 5 specific stages)? Define </text:span><text:span text:style-name="T8">fixation</text:span><text:span text:style-name="T4"> </text:span><text:span text:style-name="T2">as discussed in lecture </text:span><text:span text:style-name="T1">and explain how it can lead to problems in personality functioning. Describe </text:span><text:span text:style-name="T7">neurosis</text:span><text:span text:style-name="T3">. </text:span><text:span text:style-name="T1">Describe the </text:span><text:span text:style-name="T7">Oedipus</text:span><text:span text:style-name="T3"> </text:span><text:span text:style-name="T1">and </text:span><text:span text:style-name="T7">Electra complexes</text:span><text:span text:style-name="T3">. </text:span><text:span text:style-name="T1">Consider examples of these conditions. </text:span></text:p>
        </text:list-item>
      </text:list>
      <text:p text:style-name="P5"/>
      <text:p text:style-name="Salmon_20_MC"><text:span text:style-name="T9">psychosexual stages of development</text:span><text:span text:style-name="T1">: </text:span></text:p>
      <text:p text:style-name="Salmon_20_MC"><text:span text:style-name="T1"><text:tab/>&gt;&gt; Oral stage (birth to 1 year)</text:span></text:p>
      <text:p text:style-name="Salmon_20_MC"><text:span text:style-name="T1"><text:tab/>&gt;&gt; Anal stage (1 to 3 years)</text:span></text:p>
      <text:p text:style-name="Salmon_20_MC"><text:span text:style-name="T1"><text:tab/>&gt;&gt; Phallic stage (3 to 6 years) – Oedipus and Electra complexes</text:span></text:p>
      <text:p text:style-name="Salmon_20_MC"><text:span text:style-name="T1"><text:tab/>&gt;&gt; Latency stage (6 to puberty)</text:span></text:p>
      <text:p text:style-name="Salmon_20_MC"><text:span text:style-name="T1"><text:tab/>&gt;&gt; Genital stage (puberty onward)</text:span></text:p>
      <text:p text:style-name="Salmon_20_MC"><text:span text:style-name="T1"/></text:p>
      <text:p text:style-name="P2"><text:span text:style-name="T1">fixation</text:span><text:span text:style-name="T10">: cause of mental illness. not going through psychosexual stages correctly</text:span></text:p>
      <text:p text:style-name="P2"><text:span text:style-name="T10"/></text:p>
      <text:p text:style-name="P2"><text:span text:style-name="T1">neurosis</text:span><text:span text:style-name="T10">: fixation leads to neurosis. original term for mental illness</text:span></text:p>
      <text:p text:style-name="P2"><text:span text:style-name="T10"/></text:p>
      <text:p text:style-name="P2"><text:span text:style-name="T1">Oedipus complex</text:span><text:span text:style-name="T10">: </text:span></text:p>
      <text:p text:style-name="P2"><text:span text:style-name="T10"/></text:p>
      <text:p text:style-name="P17"><text:span text:style-name="T1">Electra complexes</text:span><text:span text:style-name="T10">: </text:span></text:p>
      <text:p text:style-name="P5"/>
      <text:list xml:id="list504083465" text:continue-numbering="true" text:style-name="WWNum2">
        <text:list-item>
          <text:p text:style-name="P9"><text:span text:style-name="T1">How does inner conflict create </text:span><text:span text:style-name="T7">anxiety</text:span><text:span text:style-name="T3"> </text:span><text:span text:style-name="T1">in Freud’s approach as discussed in lecture? Define </text:span><text:span text:style-name="T4">defense mechanisms </text:span><text:span text:style-name="T1">and describe how they are used to control anxiety. Describe the defense mechanisms of </text:span><text:span text:style-name="T8">repression</text:span><text:span text:style-name="T4">, </text:span><text:span text:style-name="T8">regression</text:span><text:span text:style-name="T4">, </text:span><text:span text:style-name="T8">projection</text:span><text:span text:style-name="T4">, </text:span><text:span text:style-name="T8">reaction formation</text:span><text:span text:style-name="T4">, </text:span><text:span text:style-name="T2">and </text:span><text:span text:style-name="T8">sublimation</text:span><text:span text:style-name="T4">. </text:span><text:span text:style-name="T1">Consider examples of each. <text:s/></text:span></text:p>
        </text:list-item>
      </text:list>
      <text:p text:style-name="P7"><text:span text:style-name="T1"/></text:p>
      <text:p text:style-name="Salmon_20_MC"><text:span text:style-name="T9">anxiety</text:span><text:span text:style-name="T10">: created when ego is weak, cannot reconcile id and superego. Freud definition: negative emotion that arises as a result of unresolved conflict. ego reconciles id vs superego by using defense mechanisms</text:span></text:p>
      <text:p text:style-name="Salmon_20_MC"><text:span text:style-name="T9"/></text:p>
      <text:p text:style-name="Salmon_20_MC"><text:span text:style-name="T9">defense mechanisms</text:span><text:span text:style-name="T1">: unconscious process that prevents unacceptable thoughts/urges from reaching conscious awareness. used too frequently and at inappropriate times by people with mental illness</text:span></text:p>
      <text:p text:style-name="Salmon_20_MC"><text:span text:style-name="T1"><text:tab/></text:span><text:span text:style-name="T9">repression</text:span><text:span text:style-name="T1">: aka “motivated forgetting.” gets rid of useless info or memory of traumatic events</text:span></text:p>
      <text:p text:style-name="Salmon_20_MC"><text:span text:style-name="T1"><text:tab/><text:tab/>&gt;&gt; rape survivors: ~3 minutes of most intensive trauma are blacked out</text:span></text:p>
      <text:p text:style-name="Salmon_20_MC"><text:span text:style-name="T1"><text:tab/></text:span><text:span text:style-name="T9">projection</text:span><text:span text:style-name="T1">: take your own emotion and accuse someone else of feeling that way towards you</text:span></text:p>
      <text:p text:style-name="Salmon_20_MC"><text:span text:style-name="T1"><text:tab/></text:span><text:span text:style-name="T9">sublimation</text:span><text:span text:style-name="T1">: rarely used by people with mental illnesses. take unacceptable emotion and channel it into a socially acceptable / helpful behavior</text:span></text:p>
      <text:p text:style-name="Salmon_20_MC"><text:span text:style-name="T1"><text:tab/><text:tab/>&gt;&gt; artists paint if they're angry/upset at something</text:span></text:p>
      <text:p text:style-name="Salmon_20_MC"><text:span text:style-name="T1"><text:tab/><text:tab/>&gt;&gt; people who have a bad day exercise</text:span></text:p>
      <text:p text:style-name="Salmon_20_MC"><text:span text:style-name="T1"/></text:p>
      <text:list xml:id="list1034843073" text:continue-numbering="true" text:style-name="WWNum2">
        <text:list-item>
          <text:p text:style-name="P10">Consider some critiques of Freudian theory as well as some features that have been supported in scientific research.</text:p>
        </text:list-item>
      </text:list>
      <text:p text:style-name="P5"/>
      <text:p text:style-name="P14"><text:span text:style-name="T11">critiques of Freudian theory</text:span></text:p>
      <text:p text:style-name="P15"><text:tab/>&gt;&gt; sexist (only women can have mental illnesses because they're weaker)</text:p>
      <text:p text:style-name="P15"><text:tab/>&gt;&gt; concepts not well-defined</text:p>
      <text:p text:style-name="P15"><text:tab/>&gt;&gt; claims hard to falsify (too vague??)</text:p>
      <text:p text:style-name="P15"><text:tab/>&gt;&gt; limited sample of patients (upper-class rich folks)</text:p>
      <text:p text:style-name="P5"/>
      <text:list xml:id="list520324902" text:continue-numbering="true" text:style-name="WWNum2">
        <text:list-item>
          <text:p text:style-name="P9"><text:span text:style-name="T1">Consider the unique contributions of the </text:span><text:span text:style-name="T3">Neo-Freudians, Alfred Adler </text:span><text:span text:style-name="T1">and </text:span><text:span text:style-name="T3">Carl Jung, </text:span><text:span text:style-name="T1">as addressed in the text. </text:span></text:p>
        </text:list-item>
      </text:list>
      <text:p text:style-name="P7"><text:span text:style-name="T1"/></text:p>
      <text:p text:style-name="Salmon_20_MC"><text:span text:style-name="T9">Alfred Adler</text:span><text:span text:style-name="T1">: inferiority complex (narcissism and overconfidence compensates for feeling inferior to others), birth order influences the way your personality develops</text:span></text:p>
      <text:p text:style-name="Salmon_20_MC"><text:span text:style-name="T1"/></text:p>
      <text:p text:style-name="Salmon_20_MC"><text:span text:style-name="T9">Carl Jung</text:span><text:span text:style-name="T1">: introversion vs extroversion, collective unconscious (Freud: every person has their own unique unconscious, Jung: people share unconscious storehouse of images that are unique to our species). Traveled the world and studied common themes between cultures (e.g. good vs evil)</text:span></text:p>
      <text:p text:style-name="P7"><text:span text:style-name="T1"/></text:p>
      <text:list xml:id="list1949643047" text:continue-numbering="true" text:style-name="WWNum2">
        <text:list-item>
          <text:p text:style-name="P9"><text:soft-page-break/><text:span text:style-name="T1">Describe the development of the </text:span><text:span text:style-name="T3">humanistic theories</text:span><text:span text:style-name="T1"> of personality. What are the primary foci of these combined theories in understanding personality? </text:span></text:p>
        </text:list-item>
      </text:list>
      <text:p text:style-name="P7"><text:span text:style-name="T1"/></text:p>
      <text:p text:style-name="P2"><text:span text:style-name="T1">humanistic theories of personality</text:span><text:span text:style-name="T10">: humans good-natured, possess free will and motivation to be the best we can be. Direct disagreement with Freud, who believed humans were similar to animals</text:span></text:p>
      <text:p text:style-name="P7"><text:span text:style-name="T1"/></text:p>
      <text:list xml:id="list778250697" text:continue-numbering="true" text:style-name="WWNum2">
        <text:list-item>
          <text:p text:style-name="P9"><text:span text:style-name="T1">Describe </text:span><text:span text:style-name="T4">Abraham Maslow’s </text:span><text:span text:style-name="T8">hierarchy of needs</text:span><text:span text:style-name="T4"> </text:span><text:span text:style-name="T2">as discussed in lecture </text:span><text:span text:style-name="T1">(you do NOT need to know each step in the pyramid but just how it works in general). Define </text:span><text:span text:style-name="T7">self-actualization</text:span><text:span text:style-name="T3"> </text:span><text:span text:style-name="T1">as related to this hierarchy. </text:span></text:p>
        </text:list-item>
      </text:list>
      <text:p text:style-name="P7"><text:span text:style-name="T1"/></text:p>
      <text:p text:style-name="Salmon_20_MC"><text:span text:style-name="T9">Maslow</text:span><text:span text:style-name="T1">: researcher who created theory of motivation called hierarchy of needs. basic needs have to be met before you evolve psychologically</text:span></text:p>
      <text:p text:style-name="Salmon_20_MC"><text:span text:style-name="T1"/></text:p>
      <text:p text:style-name="Salmon_20_MC"><text:span text:style-name="T9">self-actualization</text:span><text:span text:style-name="T1">: people become best version of themselves they can be</text:span></text:p>
      <text:p text:style-name="P7"><text:span text:style-name="T1"/></text:p>
      <text:list xml:id="list1795438365" text:continue-numbering="true" text:style-name="WWNum2">
        <text:list-item>
          <text:p text:style-name="P9"><text:span text:style-name="T1">Describe </text:span><text:span text:style-name="T3">Carl Roger’s </text:span><text:span text:style-name="T1">concept of </text:span><text:span text:style-name="T7">unconditional positive regard</text:span><text:span text:style-name="T3"> </text:span><text:span text:style-name="T1">as discussed in lecture and consider how this relates to environmental conditions for personal growth. </text:span></text:p>
        </text:list-item>
      </text:list>
      <text:p text:style-name="P7"><text:span text:style-name="T1"/></text:p>
      <text:p text:style-name="Salmon_20_MC"><text:span text:style-name="T9">Roger</text:span><text:span text:style-name="T10">:</text:span><text:span text:style-name="T1"> therapist (clinical psychologist) who created client-centered therapy. Idea that clients have within themselves the tools they need to heal themselves. Need someone (a therapist) to empathize with them. Therapist must create a space of unconditional positive regard, understand how patient feels</text:span></text:p>
      <text:p text:style-name="P7"><text:span text:style-name="T1"/></text:p>
      <text:list xml:id="list1730907376" text:continue-numbering="true" text:style-name="WWNum2">
        <text:list-item>
          <text:p text:style-name="P9"><text:span text:style-name="T1">Define </text:span><text:span text:style-name="T3">personality traits </text:span><text:span text:style-name="T1">and consider examples. Describe the trait approach to personality. Compare and contrast </text:span><text:span text:style-name="T7">situationism</text:span><text:span text:style-name="T3"> </text:span><text:span text:style-name="T1">and </text:span><text:span text:style-name="T7">interactionism</text:span><text:span text:style-name="T1"> with regard to personality and personality traits as discussed in lecture. </text:span></text:p>
        </text:list-item>
      </text:list>
      <text:p text:style-name="P7"><text:span text:style-name="T1"/></text:p>
      <text:p text:style-name="Salmon_20_MC"><text:span text:style-name="T9">personality traits</text:span><text:span text:style-name="T1">: ~18,000 different personality traits total. 50 – 200 consistent traits displayed per person</text:span></text:p>
      <text:p text:style-name="Salmon_20_MC"><text:span text:style-name="T1"><text:tab/>&gt;&gt; rude</text:span></text:p>
      <text:p text:style-name="Salmon_20_MC"><text:span text:style-name="T1"><text:tab/>&gt;&gt; honest</text:span></text:p>
      <text:p text:style-name="Salmon_20_MC"><text:span text:style-name="T1"/></text:p>
      <text:p text:style-name="Salmon_20_MC"><text:span text:style-name="T9">situationism</text:span><text:span text:style-name="T1">:idea that instead of personality traits driving behavior, situation drives behavior</text:span></text:p>
      <text:p text:style-name="Salmon_20_MC"><text:span text:style-name="T1"><text:tab/>&gt;&gt; act differently in class than out with friends</text:span></text:p>
      <text:p text:style-name="Salmon_20_MC"><text:span text:style-name="T1"/></text:p>
      <text:p text:style-name="Salmon_20_MC"><text:span text:style-name="T9">interactionism</text:span><text:span text:style-name="T1">: </text:span></text:p>
      <text:p text:style-name="P7"><text:span text:style-name="T1"/></text:p>
      <text:list xml:id="list1706770697" text:continue-numbering="true" text:style-name="WWNum2">
        <text:list-item>
          <text:p text:style-name="P9"><text:span text:style-name="T1">Describe the search for core traits in personality. How is personality represented in language? Describe how the technique of </text:span><text:span text:style-name="T7">factor analysis</text:span><text:span text:style-name="T3"> </text:span><text:span text:style-name="T1">relates to the discovery of personality dimensions (superfactors).</text:span></text:p>
        </text:list-item>
      </text:list>
      <text:p text:style-name="P7"><text:span text:style-name="T1"/></text:p>
      <text:p text:style-name="Salmon_20_MC"><text:span text:style-name="T1"/></text:p>
      <text:p text:style-name="P7"><text:span text:style-name="T1"/></text:p>
      <text:list xml:id="list1037276892" text:continue-numbering="true" text:style-name="WWNum2">
        <text:list-item>
          <text:p text:style-name="P9"><text:span text:style-name="T1">Describe each component of the </text:span><text:span text:style-name="T3">Big-Five </text:span><text:span text:style-name="T1">superfactors of personality: </text:span><text:span text:style-name="T3">extroversion, neuroticism, agreeableness, </text:span><text:span text:style-name="T4">conscientiousness, openness to experience</text:span><text:span text:style-name="T1">. Consider examples of behavior for individuals rating high and low on each factor. Describe </text:span><text:span text:style-name="T7">Hans Eysenck’s</text:span><text:span text:style-name="T3"> </text:span><text:span text:style-name="T1">superfactor of </text:span><text:span text:style-name="T7">psychoticism</text:span><text:span text:style-name="T3"> </text:span><text:span text:style-name="T1">as discussed in lecture. </text:span></text:p>
        </text:list-item>
      </text:list>
      <text:p text:style-name="P7"><text:span text:style-name="T1"/></text:p>
      <text:p text:style-name="Salmon_20_MC"><text:span text:style-name="T9">Big-Five superfactors of personality</text:span><text:span text:style-name="T1">:</text:span></text:p>
      <text:p text:style-name="Salmon_20_MC"><text:span text:style-name="T1"><text:tab/></text:span><text:span text:style-name="T9">extroversion</text:span><text:span text:style-name="T1">: withdrawn vs outgoing</text:span></text:p>
      <text:p text:style-name="Salmon_20_MC"><text:span text:style-name="T1"><text:tab/></text:span><text:span text:style-name="T9">neuroticism</text:span><text:span text:style-name="T1">: stable vs unstable</text:span></text:p>
      <text:p text:style-name="Salmon_20_MC"><text:span text:style-name="T1"><text:tab/></text:span><text:span text:style-name="T9">agreeableness</text:span><text:span text:style-name="T1">: low vs high</text:span></text:p>
      <text:p text:style-name="Salmon_20_MC"><text:span text:style-name="T1"><text:tab/></text:span><text:span text:style-name="T9">conscientiousness</text:span><text:span text:style-name="T1">: undependable vs dependable</text:span></text:p>
      <text:p text:style-name="Salmon_20_MC"><text:span text:style-name="T1"><text:tab/></text:span><text:span text:style-name="T9">openness to experience</text:span><text:span text:style-name="T1">: closed vs open</text:span></text:p>
      <text:p text:style-name="Salmon_20_MC"><text:span text:style-name="T1"/></text:p>
      <text:p text:style-name="Salmon_20_MC"><text:span text:style-name="T1"><text:tab/></text:span><text:span text:style-name="T9">psychoticism/nonconformity</text:span><text:span text:style-name="T10">:</text:span><text:span text:style-name="T1"> Hans Eysenck. high = rebellious, risktaking, psychologically devious</text:span></text:p>
      <text:p text:style-name="P7"><text:span text:style-name="T1"/></text:p>
      <text:list xml:id="list997631935" text:continue-numbering="true" text:style-name="WWNum2">
        <text:list-item>
          <text:p text:style-name="P9"><text:span text:style-name="T1">Compare and contrast the use of </text:span><text:span text:style-name="T3">personality inventories</text:span><text:span text:style-name="T1"> and </text:span><text:span text:style-name="T3">projective tests </text:span><text:span text:style-name="T1">in the measurement of personality. What does each type of measure assess? How are these measures created? What are the main problems with each type of measure as discussed in lecture (be sure to define </text:span><text:span text:style-name="T7">social desirability</text:span><text:span text:style-name="T3"> </text:span><text:span text:style-name="T1">in this discussion)? Describe each of the </text:span><text:soft-page-break/><text:span text:style-name="T1">following personality measures: </text:span><text:span text:style-name="T3">Minnesota Multiphasic Personality Inventory (MMPI-2), Rorschach Test, </text:span><text:span text:style-name="T7">Thematic Apperception Test (TAT). </text:span></text:p>
        </text:list-item>
      </text:list>
      <text:p text:style-name="P7"><text:span text:style-name="T7"/></text:p>
      <text:p text:style-name="P18"><text:span text:style-name="T9">personality inventories</text:span><text:span text:style-name="T1">: ask a person to agree with statements. cheap, easy to administer to lots of people. social desirability bias (respond to make themselves look good)</text:span></text:p>
      <text:p text:style-name="P18"><text:span text:style-name="T1"/></text:p>
      <text:p text:style-name="P18"><text:span text:style-name="T9">projective tests</text:span><text:span text:style-name="T1">: can't lie.</text:span></text:p>
      <text:p text:style-name="P18"><text:span text:style-name="T1"><text:tab/>&gt;&gt; Rorschach</text:span></text:p>
      <text:p text:style-name="P18"><text:span text:style-name="T1"><text:tab/>&gt;&gt; TAT</text:span></text:p>
      <text:p text:style-name="P7"><text:span text:style-name="T7"/></text:p>
      <text:list xml:id="list881013377" text:continue-numbering="true" text:style-name="WWNum2">
        <text:list-item>
          <text:p text:style-name="P9"><text:span text:style-name="T1">Define and describe </text:span><text:span text:style-name="T3">temperament. </text:span><text:span text:style-name="T1">Consider Buss’ four dimensions of temperament: </text:span><text:span text:style-name="T7">sociability, emotionality, activity, impulsivity</text:span><text:span text:style-name="T5"> </text:span><text:span text:style-name="T1">as discussed in lecture. How is shyness exhibited during infancy and how might culture and environment affect this trait? Describe </text:span><text:span text:style-name="T7">sensation-seeking</text:span><text:span text:style-name="T3"> </text:span><text:span text:style-name="T1">as discussed in lecture. </text:span></text:p>
        </text:list-item>
        <text:list-item>
          <text:p text:style-name="P9"><text:span text:style-name="T1">Describe the relevant biological and brain functions of </text:span><text:span text:style-name="T3">extraverts</text:span><text:span text:style-name="T1">, those scoring high on </text:span><text:span text:style-name="T3">neuroticism</text:span><text:span text:style-name="T1">, and those scoring high on </text:span><text:span text:style-name="T7">psychoticism</text:span><text:span text:style-name="T3"> </text:span><text:span text:style-name="T1">in </text:span><text:span text:style-name="T7">Eysenck’s three factor model</text:span><text:span text:style-name="T1"> as discussed in lecture. </text:span></text:p>
        </text:list-item>
        <text:list-item>
          <text:p text:style-name="P9"><text:span text:style-name="T1">Describe the research methods used in </text:span><text:span text:style-name="T7">behavioral genetics</text:span><text:span text:style-name="T3"> </text:span><text:span text:style-name="T1">to determine the relative influence of genes versus the environment on the development of personality as discussed in lecture (i.e., twin and adoption studies). Define and describe </text:span><text:span text:style-name="T7">heritability</text:span><text:span text:style-name="T1">. Consider how the shared vs. unique family environment may differ between individuals raised in the same family and how this might affect personality. </text:span></text:p>
        </text:list-item>
        <text:list-item>
          <text:p text:style-name="P9"><text:span text:style-name="T1">Describe how </text:span><text:span text:style-name="T3">learning theorists </text:span><text:span text:style-name="T1">view personality development. Describe the </text:span><text:span text:style-name="T3">social-cognitive learning theory </text:span><text:span text:style-name="T1">of personality. Define </text:span><text:span text:style-name="T3">locus of control (internal </text:span><text:span text:style-name="T1">and </text:span><text:span text:style-name="T3">external) </text:span><text:span text:style-name="T1">and </text:span><text:span text:style-name="T3">self-efficacy. </text:span><text:span text:style-name="T1">Consider examples.</text:span></text:p>
        </text:list-item>
        <text:list-item>
          <text:p text:style-name="P9"><text:span text:style-name="T1">Consider how culture may affect personality development. Compare and contrast </text:span><text:span text:style-name="T3">collectivist cultures </text:span><text:span text:style-name="T1">and </text:span><text:span text:style-name="T3">individualist cultures </text:span><text:span text:style-name="T1">with regard to their views and effects on self-concept and personality development. <text:s text:c="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svg:font-family="Courier" style:font-family-generic="roman"/>
    <style:font-face style:name="Times New Roman1" svg:font-family="'Times New Roman'" style:font-family-generic="roman"/>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default-outline-level="">
      <style:paragraph-properties fo:margin="100%" fo:margin-left="0.5in" fo:margin-right="0in" fo:margin-top="0in" fo:margin-bottom="0in" fo:text-align="start" style:justify-single-word="false" fo:orphans="0" fo:widows="0" fo:text-indent="0in" style:auto-text-indent="false" style:vertical-align="auto"/>
      <style:text-properties style:font-name="Courier" fo:font-size="12pt" fo:language="en" fo:country="US" style:font-size-asian="12pt" style:language-asian="en" style:country-asian="US" style:font-name-complex="Times New Roman2" style:font-size-complex="12pt" style:language-complex="ar" style:country-complex="SA"/>
    </style:style>
    <style:style style:name="Salmon_20_MC" style:display-name="Salmon MC" style:family="paragraph" style:parent-style-name="Standard" style:class="text">
      <style:paragraph-properties fo:margin="100%" fo:margin-left="0.5in" fo:margin-right="0.5in" fo:margin-top="0in" fo:margin-bottom="0in" fo:text-align="start" style:justify-single-word="false" fo:orphans="0" fo:widows="0" fo:text-indent="0in" style:auto-text-indent="false" style:vertical-align="auto">
        <style:tab-stops>
          <style:tab-stop style:position="0.2917in"/>
        </style:tab-stops>
      </style:paragraph-properties>
      <style:text-properties fo:color="#ff808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in"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a Moses</meta:initial-creator>
    <meta:creation-date>2015-11-12T14:09:41</meta:creation-date>
    <dc:date>2015-11-17T15:14:32</dc:date>
    <meta:editing-cycles>39</meta:editing-cycles>
    <meta:editing-duration>PT1H14M23S</meta:editing-duration>
    <dc:creator>Tara Moses</dc:creator>
    <meta:generator>LibreOffice/3.5$Linux_x86 LibreOffice_project/350m1$Build-2</meta:generator>
    <meta:document-statistic meta:table-count="0" meta:image-count="0" meta:object-count="0" meta:page-count="4" meta:paragraph-count="87" meta:word-count="1543" meta:character-count="10800" meta:non-whitespace-character-count="9307"/>
    <meta:user-defined meta:name="Company">Toshiba</meta:user-defined>
    <meta:user-defined meta:name="Operator">Jeremy Holm</meta:user-defined>
  </office:meta>
</office:document-meta>
</file>